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B000004458E6A88C9B79A52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-2.066cm" svg:y="-2cm" svg:width="20.879cm" svg:height="23.895cm" draw:z-index="0"><draw:image xlink:href="Pictures/10000001000003BB000004458E6A88C9B79A52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20:12:54.200564605</meta:creation-date>
    <dc:date>2023-04-18T20:14:08.544306026</dc:date>
    <meta:editing-duration>PT1M15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